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594cm" fo:min-width="3.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593cm" fo:min-width="3.5cm"/>
      <style:paragraph-properties style:writing-mode="lr-tb"/>
    </style:style>
    <style:style style:name="gr3" style:family="graphic" style:parent-style-name="standard">
      <style:graphic-properties draw:fill-color="#bf0041" draw:textarea-horizontal-align="justify" draw:textarea-vertical-align="middle" draw:auto-grow-height="false" fo:min-height="0.656cm" fo:min-width="3.5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656cm" fo:min-width="3.5cm"/>
      <style:paragraph-properties style:writing-mode="lr-tb"/>
    </style:style>
    <style:style style:name="gr5" style:family="graphic" style:parent-style-name="standard">
      <style:graphic-properties draw:fill-color="#bf0041" draw:textarea-horizontal-align="justify" draw:textarea-vertical-align="middle" draw:auto-grow-height="false" fo:min-height="0.657cm" fo:min-width="3.5cm"/>
      <style:paragraph-properties style:writing-mode="lr-tb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0.625cm" fo:min-width="3.75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25cm" fo:min-width="3.75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657cm" fo:min-width="3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7" style:family="graphic" style:parent-style-name="standard">
      <style:graphic-properties draw:fill-color="#bf0041" draw:textarea-horizontal-align="justify" draw:textarea-vertical-align="middle" draw:auto-grow-height="false" fo:min-height="0.75cm" fo:min-width="4cm"/>
      <style:paragraph-properties style:writing-mode="lr-tb"/>
    </style:style>
    <style:style style:name="gr18" style:family="graphic" style:parent-style-name="standard">
      <style:graphic-properties draw:fill-color="#81d41a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8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7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-color="#bf0041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0.844cm" svg:x="4.2cm" svg:y="2.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3.24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4.0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4.931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5.7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6.61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906cm" svg:x="4.35cm" svg:y="10.45cm">
          <text:p text:style-name="P1">RESERV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906cm" svg:x="4.35cm" svg:y="14.981cm">
          <text:p text:style-name="P1">F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906cm" svg:x="4.35cm" svg:y="14.0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906cm" svg:x="4.35cm" svg:y="11.356cm">
          <text:p text:style-name="P1">RESERV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cm" svg:height="0.907cm" svg:x="4.35cm" svg:y="12.262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0.906cm" svg:x="4.35cm" svg:y="13.16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0.875cm" svg:x="4.3cm" svg:y="19.64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0.875cm" svg:x="4.3cm" svg:y="20.515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0.875cm" svg:x="4.3cm" svg:y="21.39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2.26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3.1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4.01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4.8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5.76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7.462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8.306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cm" svg:height="0.907cm" svg:x="4.35cm" svg:y="15.8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0.906cm" svg:x="4.35cm" svg:y="16.794cm">
          <text:p text:style-name="P1">FREE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7.75cm" svg:height="4.5cm" svg:x="9.4cm" svg:y="3.4cm">
          <draw:text-box>
            <text:p text:style-name="P4"><text:span text:style-name="T1">State of the </text:span><text:span text:style-name="T1">RAM </text:span><text:span text:style-name="T1">before </text:span><text:span text:style-name="T1">declaring </text:span><text:span text:style-name="T1">any </text:span><text:span text:style-name="T1">variable </text:span><text:span text:style-name="T1">within the </text:span><text:span text:style-name="T1">program</text:span></text:p>
          </draw:text-box>
        </draw:frame>
        <draw:frame draw:style-name="gr9" draw:text-style-name="P6" draw:layer="layout" svg:width="7.75cm" svg:height="4.5cm" svg:x="9.7cm" svg:y="11.2cm">
          <draw:text-box>
            <text:p text:style-name="P4"><text:span text:style-name="T2">The state </text:span><text:span text:style-name="T2">of RAM </text:span><text:span text:style-name="T2">when the </text:span><text:span text:style-name="T2">first and </text:span><text:span text:style-name="T2">second </text:span><text:span text:style-name="T2">variables </text:span><text:span text:style-name="T2">“x” and “y” </text:span><text:span text:style-name="T2">and “z” are </text:span><text:span text:style-name="T2">declared.</text:span></text:p>
          </draw:text-box>
        </draw:frame>
        <draw:frame draw:style-name="gr9" draw:text-style-name="P5" draw:layer="layout" svg:width="7.75cm" svg:height="5.228cm" svg:x="10.393cm" svg:y="20.6cm">
          <draw:text-box>
            <text:p text:style-name="P4"><text:span text:style-name="T1">The state </text:span><text:span text:style-name="T1">of RAM </text:span><text:span text:style-name="T1">when the </text:span><text:span text:style-name="T1">two </text:span><text:span text:style-name="T1">variables </text:span><text:span text:style-name="T1">are </text:span><text:span text:style-name="T1">compared, </text:span><text:span text:style-name="T1">and a </text:span><text:span text:style-name="T1">specific </text:span><text:span text:style-name="T1">output is </text:span><text:span text:style-name="T1">produced </text:span><text:span text:style-name="T1">in which </text:span><text:span text:style-name="T1">the results </text:span><text:span text:style-name="T1">of the </text:span><text:span text:style-name="T1">division is </text:span><text:span text:style-name="T1">stored in </text:span><text:span text:style-name="T1">variable </text:span><text:span text:style-name="T1">“z”</text:span></text:p>
          </draw:text-box>
        </draw:frame>
        <draw:frame draw:style-name="gr10" draw:text-style-name="P7" draw:layer="layout" svg:width="2cm" svg:height="1cm" svg:x="3.05cm" svg:y="19.55cm">
          <draw:text-box>
            <text:p><text:span text:style-name="T1">x</text:span></text:p>
          </draw:text-box>
        </draw:frame>
        <draw:frame draw:style-name="gr10" draw:text-style-name="P7" draw:layer="layout" svg:width="2cm" svg:height="1cm" svg:x="3.15cm" svg:y="10.45cm">
          <draw:text-box>
            <text:p><text:span text:style-name="T1">x</text:span></text:p>
          </draw:text-box>
        </draw:frame>
        <draw:frame draw:style-name="gr11" draw:text-style-name="P8" draw:layer="layout" svg:width="1.55cm" svg:height="1.25cm" svg:x="3.05cm" svg:y="20.45cm">
          <draw:text-box>
            <text:p><text:span text:style-name="T1">y</text:span></text:p>
          </draw:text-box>
        </draw:frame>
        <draw:frame draw:style-name="gr12" draw:text-style-name="P5" draw:layer="layout" svg:width="4cm" svg:height="0.962cm" svg:x="4cm" svg:y="1.453cm">
          <draw:text-box>
            <text:p text:style-name="P4"><text:span text:style-name="T1">RAM</text:span></text:p>
          </draw:text-box>
        </draw:frame>
        <draw:frame draw:style-name="gr12" draw:text-style-name="P5" draw:layer="layout" svg:width="4cm" svg:height="0.962cm" svg:x="4.25cm" svg:y="9.488cm">
          <draw:text-box>
            <text:p text:style-name="P4"><text:span text:style-name="T1">RAM</text:span></text:p>
          </draw:text-box>
        </draw:frame>
        <draw:frame draw:style-name="gr12" draw:text-style-name="P5" draw:layer="layout" svg:width="4cm" svg:height="0.962cm" svg:x="4.5cm" svg:y="18.738cm">
          <draw:text-box>
            <text:p text:style-name="P4"><text:span text:style-name="T1">RAM</text:span></text:p>
          </draw:text-box>
        </draw:frame>
        <draw:frame draw:style-name="gr10" draw:text-style-name="P7" draw:layer="layout" svg:width="2cm" svg:height="1cm" svg:x="3.147cm" svg:y="11.261cm">
          <draw:text-box>
            <text:p><text:span text:style-name="T1">y</text:span></text:p>
          </draw:text-box>
        </draw:frame>
        <draw:frame draw:style-name="gr10" draw:text-style-name="P10" draw:layer="layout" svg:width="3cm" svg:height="1cm" svg:x="9cm" svg:y="19.65cm">
          <draw:text-box>
            <text:p text:style-name="P9"><text:span text:style-name="T1">If( x&gt;y )</text:span></text:p>
          </draw:text-box>
        </draw:frame>
        <draw:frame draw:style-name="gr10" draw:text-style-name="P7" draw:layer="layout" svg:width="2cm" svg:height="1cm" svg:x="3.147cm" svg:y="12.161cm">
          <draw:text-box>
            <text:p><text:span text:style-name="T1">Z</text:span></text:p>
          </draw:text-box>
        </draw:frame>
        <draw:frame draw:style-name="gr10" draw:text-style-name="P7" draw:layer="layout" svg:width="2cm" svg:height="1cm" svg:x="3.047cm" svg:y="21.361cm">
          <draw:text-box>
            <text:p><text:span text:style-name="T1">Z</text:span></text:p>
          </draw:text-box>
        </draw:frame>
        <draw:line draw:style-name="gr13" draw:text-style-name="P11" draw:layer="layout" svg:x1="8.791cm" svg:y1="21.77cm" svg:x2="10.541cm" svg:y2="21.77cm">
          <text:p/>
        </draw:line>
        <draw:line draw:style-name="gr14" draw:text-style-name="P11" draw:layer="layout" svg:x1="10.291cm" svg:y1="21.77cm" svg:x2="10.25cm" svg:y2="26.64cm">
          <text:p/>
        </draw:line>
        <draw:line draw:style-name="gr15" draw:text-style-name="P11" draw:layer="layout" svg:x1="10.25cm" svg:y1="26.51cm" svg:x2="13.75cm" svg:y2="26.51cm">
          <text:p/>
        </draw:line>
        <draw:frame draw:style-name="gr16" draw:text-style-name="P13" draw:layer="layout" svg:width="4.4cm" svg:height="1.2cm" svg:x="13.6cm" svg:y="26cm">
          <draw:text-box>
            <text:p text:style-name="P12"><text:s/>x / y</text:p>
          </draw:text-box>
        </draw:frame>
        <draw:frame draw:style-name="gr10" draw:text-style-name="P15" draw:layer="layout" svg:width="6cm" svg:height="1cm" svg:x="7.55cm" svg:y="0cm">
          <draw:text-box>
            <text:p text:style-name="P14">T21-03-0029</text:p>
          </draw:text-box>
        </draw:frame>
      </draw:page>
      <draw:page draw:name="page2" draw:style-name="dp1" draw:master-page-name="Default">
        <draw:custom-shape draw:style-name="gr17" draw:text-style-name="P3" draw:layer="layout" svg:width="4.5cm" svg:height="1cm" svg:x="4.291cm" svg:y="16.5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cm" svg:height="1cm" svg:x="4.291cm" svg:y="17.5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cm" svg:height="1cm" svg:x="4.291cm" svg:y="18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291cm" svg:y="19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291cm" svg:y="20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291cm" svg:y="21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291cm" svg:y="22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291cm" svg:y="23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cm" svg:height="1cm" svg:x="4.5cm" svg:y="3.75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cm" svg:height="1cm" svg:x="4.5cm" svg:y="4.7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cm" svg:height="1cm" svg:x="4.5cm" svg:y="5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5cm" svg:y="6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5cm" svg:y="7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5cm" svg:y="8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5cm" svg:y="9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cm" svg:x="4.5cm" svg:y="10.75cm">
          <text:p text:style-name="P1">FREE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8.791cm" svg:y1="18cm" svg:x2="10.541cm" svg:y2="18cm">
          <text:p/>
        </draw:line>
        <draw:line draw:style-name="gr14" draw:text-style-name="P11" draw:layer="layout" svg:x1="10.291cm" svg:y1="18cm" svg:x2="10.291cm" svg:y2="24cm">
          <text:p/>
        </draw:line>
        <draw:line draw:style-name="gr15" draw:text-style-name="P11" draw:layer="layout" svg:x1="10.25cm" svg:y1="23.94cm" svg:x2="13.75cm" svg:y2="23.94cm">
          <text:p/>
        </draw:line>
        <draw:frame draw:style-name="gr19" draw:text-style-name="P13" draw:layer="layout" svg:width="4.5cm" svg:height="2.25cm" svg:x="13.7cm" svg:y="23.5cm">
          <draw:text-box>
            <text:p text:style-name="P12"><text:s/>36 / 18</text:p>
          </draw:text-box>
        </draw:frame>
        <draw:frame draw:style-name="gr10" draw:text-style-name="P7" draw:layer="layout" svg:width="2cm" svg:height="1cm" svg:x="3.2cm" svg:y="3.75cm">
          <draw:text-box>
            <text:p><text:span text:style-name="T1">x</text:span></text:p>
          </draw:text-box>
        </draw:frame>
        <draw:frame draw:style-name="gr20" draw:text-style-name="P8" draw:layer="layout" svg:width="2.25cm" svg:height="1.134cm" svg:x="3.15cm" svg:y="4.866cm">
          <draw:text-box>
            <text:p><text:span text:style-name="T1">y</text:span></text:p>
          </draw:text-box>
        </draw:frame>
        <draw:frame draw:style-name="gr9" draw:text-style-name="P7" draw:layer="layout" svg:width="7.5cm" svg:height="5.228cm" svg:x="11.412cm" svg:y="4.94cm">
          <draw:text-box>
            <text:p><text:span text:style-name="T1">The state </text:span><text:span text:style-name="T1">of the RAM </text:span><text:span text:style-name="T1">when </text:span><text:span text:style-name="T1">actual </text:span><text:span text:style-name="T1">variables </text:span><text:span text:style-name="T1">of x and y </text:span><text:span text:style-name="T1">which are </text:span><text:span text:style-name="T1">18 and 9 </text:span><text:span text:style-name="T1">respectivel</text:span><text:span text:style-name="T1">y, hence </text:span><text:span text:style-name="T1">the </text:span><text:span text:style-name="T1">division of </text:span><text:span text:style-name="T1">x <text:s/>with y is </text:span><text:span text:style-name="T1">stored in </text:span><text:span text:style-name="T1">the </text:span><text:span text:style-name="T1">variable z</text:span></text:p>
          </draw:text-box>
        </draw:frame>
        <draw:frame draw:style-name="gr12" draw:text-style-name="P5" draw:layer="layout" svg:width="4cm" svg:height="0.962cm" svg:x="4.75cm" svg:y="2.75cm">
          <draw:text-box>
            <text:p text:style-name="P4"><text:span text:style-name="T1">RAM</text:span></text:p>
          </draw:text-box>
        </draw:frame>
        <draw:frame draw:style-name="gr12" draw:text-style-name="P5" draw:layer="layout" svg:width="4cm" svg:height="0.962cm" svg:x="4.75cm" svg:y="15.5cm">
          <draw:text-box>
            <text:p text:style-name="P4"><text:span text:style-name="T1">RAM</text:span></text:p>
          </draw:text-box>
        </draw:frame>
        <draw:frame draw:style-name="gr20" draw:text-style-name="P8" draw:layer="layout" svg:width="2.25cm" svg:height="1.134cm" svg:x="3.15cm" svg:y="5.766cm">
          <draw:text-box>
            <text:p><text:span text:style-name="T1">z</text:span></text:p>
          </draw:text-box>
        </draw:frame>
        <draw:frame draw:style-name="gr10" draw:text-style-name="P7" draw:layer="layout" svg:width="2cm" svg:height="1cm" svg:x="3.2cm" svg:y="16.65cm">
          <draw:text-box>
            <text:p><text:span text:style-name="T1">x</text:span></text:p>
          </draw:text-box>
        </draw:frame>
        <draw:frame draw:style-name="gr20" draw:text-style-name="P8" draw:layer="layout" svg:width="2.25cm" svg:height="1.134cm" svg:x="3.15cm" svg:y="17.766cm">
          <draw:text-box>
            <text:p><text:span text:style-name="T1">y</text:span></text:p>
          </draw:text-box>
        </draw:frame>
        <draw:frame draw:style-name="gr20" draw:text-style-name="P8" draw:layer="layout" svg:width="2.25cm" svg:height="1.134cm" svg:x="3.15cm" svg:y="18.666cm">
          <draw:text-box>
            <text:p><text:span text:style-name="T1">z</text:span></text:p>
          </draw:text-box>
        </draw:frame>
        <draw:line draw:style-name="gr13" draw:text-style-name="P11" draw:layer="layout" svg:x1="8.991cm" svg:y1="6.17cm" svg:x2="10.741cm" svg:y2="6.17cm">
          <text:p/>
        </draw:line>
        <draw:line draw:style-name="gr14" draw:text-style-name="P11" draw:layer="layout" svg:x1="10.491cm" svg:y1="6.17cm" svg:x2="10.491cm" svg:y2="12.17cm">
          <text:p/>
        </draw:line>
        <draw:line draw:style-name="gr15" draw:text-style-name="P11" draw:layer="layout" svg:x1="10.45cm" svg:y1="12.11cm" svg:x2="13.95cm" svg:y2="12.11cm">
          <text:p/>
        </draw:line>
        <draw:frame draw:style-name="gr19" draw:text-style-name="P13" draw:layer="layout" svg:width="4.5cm" svg:height="2.25cm" svg:x="13.75cm" svg:y="11.55cm">
          <draw:text-box>
            <text:p text:style-name="P12"><text:s/>18 / 2</text:p>
          </draw:text-box>
        </draw:frame>
        <draw:frame draw:style-name="gr21" draw:text-style-name="P10" draw:layer="layout" svg:width="3.7cm" svg:height="1.723cm" svg:x="9.25cm" svg:y="3.9cm">
          <draw:text-box>
            <text:p text:style-name="P9"><text:span text:style-name="T1">If( 18 &gt; 9 )</text:span></text:p>
          </draw:text-box>
        </draw:frame>
        <draw:frame draw:style-name="gr9" draw:text-style-name="P7" draw:layer="layout" svg:width="7.5cm" svg:height="5.228cm" svg:x="11.412cm" svg:y="17.24cm">
          <draw:text-box>
            <text:p><text:span text:style-name="T1">The state </text:span><text:span text:style-name="T1">of the RAM </text:span><text:span text:style-name="T1">when </text:span><text:span text:style-name="T1">actual </text:span><text:span text:style-name="T1">variables </text:span><text:span text:style-name="T1">of x and y </text:span><text:span text:style-name="T1">which are </text:span><text:span text:style-name="T1">18 and 36 </text:span><text:span text:style-name="T1">respectivel</text:span><text:span text:style-name="T1">y, hence </text:span><text:span text:style-name="T1">the </text:span><text:span text:style-name="T1">division of </text:span><text:span text:style-name="T1">y <text:s/>with x is </text:span><text:span text:style-name="T1">stored in </text:span><text:span text:style-name="T1">the </text:span><text:span text:style-name="T1">variable z</text:span></text:p>
          </draw:text-box>
        </draw:frame>
        <draw:frame draw:style-name="gr21" draw:text-style-name="P10" draw:layer="layout" svg:width="3.7cm" svg:height="1.723cm" svg:x="9.25cm" svg:y="16.501cm">
          <draw:text-box>
            <text:p text:style-name="P9"><text:span text:style-name="T1">If( 18 &gt; 9 )</text:span></text:p>
          </draw:text-box>
        </draw:frame>
        <draw:frame draw:style-name="gr10" draw:text-style-name="P15" draw:layer="layout" svg:width="6cm" svg:height="1cm" svg:x="7.55cm" svg:y="0cm">
          <draw:text-box>
            <text:p text:style-name="P14">T21-03-002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1T11:04:01.649419311</meta:creation-date>
    <dc:date>2021-11-12T18:20:44.785933465</dc:date>
    <meta:editing-duration>PT1H41M48S</meta:editing-duration>
    <meta:editing-cycles>9</meta:editing-cycles>
    <meta:generator>LibreOffice/7.2.1.2$Linux_X86_64 LibreOffice_project/20$Build-2</meta:generator>
    <meta:document-statistic meta:object-count="79"/>
  </office:meta>
</office:document-meta>
</file>